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2_14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12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, Hebrew<text:tab/><text:tab/><text:tab/><text:tab/><text:tab/></text:p>
      <text:p text:style-name="P4">Author of letter<text:tab/><text:tab/><text:tab/><text:tab/>Y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November 2, 1891</text:p>
      <text:p text:style-name="P4">Month<text:tab/><text:tab/><text:tab/><text:tab/><text:tab/><text:tab/>November</text:p>
      <text:p text:style-name="P4">Year<text:tab/><text:tab/><text:tab/><text:tab/><text:tab/><text:tab/>1891</text:p>
      <text:p text:style-name="P4">Hebrew Date<text:tab/><text:tab/><text:tab/><text:tab/><text:tab/></text:p>
      <text:p text:style-name="P4">Undated</text:p>
      <text:p text:style-name="P4">City<text:tab/><text:tab/><text:tab/><text:tab/><text:tab/><text:tab/>Toronto</text:p>
      <text:p text:style-name="P4">State<text:tab/><text:tab/><text:tab/><text:tab/><text:tab/><text:tab/>Ontario</text:p>
      <text:p text:style-name="P4">Country<text:tab/><text:tab/><text:tab/><text:tab/><text:tab/>Canad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4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Toronto 2nd Novem. 1891y./</text:p>
      <text:p text:style-name="P2"><text:tab/>Rev. D. D. Morais/</text:p>
      <text:p text:style-name="P2">President of the Theological/ Seminary of New York/</text:p>
      <text:p text:style-name="P2"/>
      <text:p text:style-name="P2">Rev. sir I am a young man/ twenty six years of age, I/ have resided in Canada for/ the last three years, I am very/ anxious to become a Jewish/ minister, and with that object/ I should like to enter the/ Jewish theological Seminary/ of New York which I understand/</text:p>
      <text:p text:style-name="P2"/>
      <text:p text:style-name="P2">[Page 2]</text:p>
      <text:p text:style-name="P2">You are the principal, I have/ received a fair knowledge/ of Hebrew Talmudic and com-/mentaries, [?] have a very good/ sweet vioce[sic!], I think I should/ become proficient in my studies/ in the course of one year, it/ has always been my wish to/ become a minister &amp; fervently/ hope that I may count upon/ your assistance in the matter,/ waiting your reply, I am Rebe,/ sir very Respectfuly[sic!]/ Isaac Mirsky/</text:p>
      <text:p text:style-name="P2"><text:soft-page-break/>N. C. I beg to refer you to Rebe,/</text:p>
      <text:p text:style-name="P2"/>
      <text:p text:style-name="P2">[Page 3]</text:p>
      <text:p text:style-name="P2">Mr. Elzas 272 George Str,/ Toronto, Ont, Canada who/ will <text:span text:style-name="T2">give</text:span> testify as to my/ conduct and abilities hoping/ I will be successful in my/ application/ I. Mirsky/</text:p>
      <text:p text:style-name="P2">Please address/ Mr. I. Mirsky/ c[/ inserted by author]o 272 George Str./ Toronto Ont./ Canada/</text:p>
      <text:p text:style-name="P2"/>
      <text:p text:style-name="P2">[Page 4]</text:p>
      <text:p text:style-name="P2">[Hebrew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7T13:17:41.02</meta:creation-date>
    <dc:date>2011-12-07T13:45:33.58</dc:date>
    <dc:creator>Penn Libraries</dc:creator>
    <meta:editing-duration>PT00H12M4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3" meta:word-count="361" meta:character-count="2369"/>
  </office:meta>
</office:document-meta>
</file>